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0/09/2021</text:span></text:p>
      <text:p text:style-name="P9"/>
      <text:p text:style-name="P10">RECIBI CONFORME</text:p>
      <text:p text:style-name="P9"/>
      <text:p text:style-name="P11">CLIENTE: MORENO HERRERA BETZABETH CARMEN</text:p>
      <text:p text:style-name="P12">CANT. TOTAL DE CAJAS: 4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>POLLO BB FR ROJO</text:p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>POLLOS FR. NEGRO</text:p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>100</text:p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HUANUCO</text:span></text:p>
      <text:p text:style-name="P5"/>
      <text:p text:style-name="P5">Recojo: <text:span text:style-name="T3">MORENO HERRERA, BETZABETH CARMEN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9T22:15:05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